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70" calcext:value-type="float">
            <text:p>7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A2] + [.B2])*[.C2]+[.D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70" calcext:value-type="float">
            <text:p>7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A3] + [.B3])*[.C3]+[.D3]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70" calcext:value-type="float">
            <text:p>7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table:formula="of:=([.A4] + [.B4])*[.C4]+[.D4]" office:value-type="float" office:value="2.5" calcext:value-type="float">
            <text:p>2.5</text:p>
          </table:table-cell>
          <table:table-cell table:formula="of:=([.A4]+[.E4])*[.F4]+[.G4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([.A5]+[.E5])*[.F5]+[.G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7.5" calcext:value-type="float">
            <text:p>7.5</text:p>
          </table:table-cell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table:formula="of:=([.A6] + [.B6])*[.C6]+[.D6]" office:value-type="float" office:value="7.5" calcext:value-type="float">
            <text:p>7.5</text:p>
          </table:table-cell>
          <table:table-cell table:formula="of:=([.A6]+[.E6])*[.F6]+[.G6]"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formula="of:=([.A7] + [.B7])*[.C7]+[.D7]" office:value-type="float" office:value="11.25" calcext:value-type="float">
            <text:p>11.25</text:p>
          </table:table-cell>
          <table:table-cell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7.5" calcext:value-type="float">
            <text:p>7.5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  <table:table-cell table:formula="of:=([.A8] + [.B8])*[.C8]+[.D8]" office:value-type="float" office:value="15" calcext:value-type="float">
            <text:p>15</text:p>
          </table:table-cell>
          <table:table-cell table:formula="of:=([.A8]+[.E8])*[.F8]+[.G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A9]+[.E9])*[.F9]+[.G9]"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A10]+[.E10])*[.F10]+[.G10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table:number-columns-repeated="8"/>
        </table:table-row>
        <table:table-row table:style-name="ro1">
          <table:table-cell office:value-type="float" office:value="-20" calcext:value-type="float">
            <text:p>-20</text:p>
          </table:table-cell>
          <table:table-cell table:number-columns-repeated="8"/>
        </table:table-row>
        <table:table-row table:style-name="ro1">
          <table:table-cell office:value-type="float" office:value="-15" calcext:value-type="float">
            <text:p>-15</text:p>
          </table:table-cell>
          <table:table-cell table:number-columns-repeated="8"/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"/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9:39:40.480632200</meta:creation-date>
    <dc:date>2019-04-10T19:51:08.777563807</dc:date>
    <meta:editing-duration>PT48S</meta:editing-duration>
    <meta:editing-cycles>1</meta:editing-cycles>
    <meta:document-statistic meta:table-count="1" meta:cell-count="64" meta:object-count="0"/>
    <meta:generator>LibreOffice/5.2.7.2$Linux_X86_64 LibreOffice_project/20m0$Build-2</meta:generator>
  </office:meta>
</office:document-meta>
</file>